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bf8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troduction to Bash</text:p>
      <text:p text:style-name="Preformatted_20_Text"/>
      <text:p text:style-name="Preformatted_20_Text"/>
      <text:p text:style-name="P1">1) Write a simple Bash shell script to display the message "Welcome to Bash learning" and "***************" on separate lines. </text:p>
      <text:p text:style-name="P1"/>
      <text:p text:style-name="P1">god@god:~$ cd Desktop</text:p>
      <text:p text:style-name="P1">god@god:~/Desktop$ gedit assignment.sh &amp;</text:p>
      <text:p text:style-name="P1">[1] 3006</text:p>
      <text:p text:style-name="P1">god@god:~/Desktop$ chmod +x assignment.sh</text:p>
      <text:p text:style-name="P1">[1]+ <text:s/>Done <text:s text:c="19"/>gedit assignment.s<text:span text:style-name="T1">h</text:span></text:p>
      <text:p text:style-name="P1">god@god:~/Desktop$ ./assignment.sh</text:p>
      <text:p text:style-name="P1">Welcome to bash Learning</text:p>
      <text:p text:style-name="P1">****************</text:p>
      <text:p text:style-name="P1">god@god:~/Desktop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3:43:38.053708399</meta:creation-date>
    <dc:date>2023-09-21T13:45:14.924653700</dc:date>
    <meta:editing-duration>PT1M40S</meta:editing-duration>
    <meta:editing-cycles>1</meta:editing-cycles>
    <meta:document-statistic meta:table-count="0" meta:image-count="0" meta:object-count="0" meta:page-count="1" meta:paragraph-count="11" meta:word-count="48" meta:character-count="399" meta:non-whitespace-character-count="340"/>
    <meta:generator>LibreOffice/6.4.7.2$Linux_X86_64 LibreOffice_project/40$Build-2</meta:generator>
  </office:meta>
</office:document-meta>
</file>